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E000000BE3CE1CD5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80" style:font-name="Tahoma" fo:font-size="14pt" fo:font-weight="bold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80" style:font-name="Tahoma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style:font-name="Tahoma" fo:font-size="12pt" fo:font-weight="bold" fo:background-color="#ffd320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Tahoma" fo:font-size="12pt" fo:font-weight="bold" fo:background-color="#ffd320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Tahoma" fo:font-size="12pt" fo:font-weight="bold" fo:background-color="#ffd320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Tahoma" fo:font-size="12pt" fo:font-weight="bold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Tahoma" fo:font-size="12pt" fo:font-weight="normal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ahoma" fo:font-size="12pt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ahoma" fo:font-size="12pt" fo:font-weight="normal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Tahoma" fo:font-size="12pt" fo:font-weight="normal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Tahoma" fo:font-size="12pt" fo:font-weight="normal" fo:background-color="transparent" style:font-size-asian="12pt" style:font-weight-asian="normal" style:font-size-complex="12pt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style:font-name="Tahoma" fo:font-size="12pt" fo:font-weight="normal" fo:background-color="#ffd320" style:font-size-asian="12pt" style:font-weight-asian="normal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ahoma" fo:font-size="14pt" fo:font-weight="bold" fo:background-color="#ffd320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paragraph-properties fo:text-align="center" style:justify-single-word="false"/>
      <style:text-properties style:font-name="Tahoma" fo:font-size="12pt" fo:font-weight="bold" fo:background-color="#ffd320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ahoma" fo:font-size="12pt" fo:font-weight="bold" fo:background-color="#ffd320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Tahoma" fo:font-size="12pt" fo:font-weight="normal" fo:background-color="transparent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line-height="150%" fo:text-align="justify" style:justify-single-word="false"/>
      <style:text-properties style:font-name="Tahoma" fo:font-size="12pt" fo:font-weight="normal" fo:background-color="transparent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line-height="100%" fo:text-align="start" style:justify-single-word="false"/>
      <style:text-properties style:font-name="Tahoma" fo:font-size="12pt" fo:font-weight="normal" fo:background-color="transparent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line-height="150%" fo:text-align="start" style:justify-single-word="false"/>
      <style:text-properties style:font-name="Tahoma" fo:font-size="12pt" fo:font-weight="normal" fo:background-color="transparent" style:font-size-asian="12pt" style:font-weight-asian="normal" style:font-size-complex="12pt" style:font-weight-complex="bold"/>
    </style:style>
    <style:style style:name="P22" style:family="paragraph" style:parent-style-name="Standard" style:list-style-name="L3">
      <style:paragraph-properties fo:line-height="150%" fo:text-align="start" style:justify-single-word="false"/>
      <style:text-properties style:font-name="Tahoma" fo:font-size="12pt" fo:font-weight="normal" fo:background-color="transparent" style:font-size-asian="12pt" style:font-weight-asian="normal" style:font-size-complex="12pt" style:font-weight-complex="bold"/>
    </style:style>
    <style:style style:name="P23" style:family="paragraph" style:parent-style-name="Standard" style:list-style-name="L3">
      <style:paragraph-properties fo:line-height="100%" fo:text-align="start" style:justify-single-word="false"/>
      <style:text-properties style:font-name="Tahoma" fo:font-size="12pt" fo:font-weight="normal" fo:background-color="transparent" style:font-size-asian="12pt" style:font-weight-asian="normal" style:font-size-complex="12pt" style:font-weight-complex="bold"/>
    </style:style>
    <style:style style:name="P24" style:family="paragraph" style:parent-style-name="Standard" style:list-style-name="L4">
      <style:paragraph-properties fo:line-height="100%" fo:text-align="start" style:justify-single-word="false"/>
      <style:text-properties style:font-name="Tahoma" fo:font-size="12pt" fo:font-weight="normal" fo:background-color="transparent" style:font-size-asian="12pt" style:font-weight-asian="normal" style:font-size-complex="12pt" style:font-weight-complex="bold"/>
    </style:style>
    <style:style style:name="P25" style:family="paragraph" style:parent-style-name="Standard" style:list-style-name="L5">
      <style:paragraph-properties fo:line-height="100%" fo:text-align="start" style:justify-single-word="false"/>
      <style:text-properties style:font-name="Tahoma" fo:font-size="12pt" fo:font-weight="normal" fo:background-color="transparent" style:font-size-asian="12pt" style:font-weight-asian="normal" style:font-size-complex="12pt" style:font-weight-complex="bold"/>
    </style:style>
    <style:style style:name="P26" style:family="paragraph" style:parent-style-name="Standard" style:list-style-name="L7">
      <style:paragraph-properties fo:line-height="100%" fo:text-align="start" style:justify-single-word="false"/>
      <style:text-properties style:font-name="Tahoma" fo:font-size="12pt" fo:font-weight="normal" fo:background-color="transparent" style:font-size-asian="12pt" style:font-weight-asian="normal" style:font-size-complex="12pt" style:font-weight-complex="bold"/>
    </style:style>
    <style:style style:name="P27" style:family="paragraph" style:parent-style-name="Standard" style:list-style-name="L2">
      <style:paragraph-properties fo:line-height="150%" fo:text-align="start" style:justify-single-word="false"/>
    </style:style>
    <style:style style:name="P28" style:family="paragraph" style:parent-style-name="Standard" style:list-style-name="L4">
      <style:paragraph-properties fo:line-height="150%" fo:text-align="start" style:justify-single-word="false"/>
    </style:style>
    <style:style style:name="P29" style:family="paragraph" style:parent-style-name="Standard" style:list-style-name="L5">
      <style:paragraph-properties fo:line-height="150%" fo:text-align="start" style:justify-single-word="false"/>
    </style:style>
    <style:style style:name="P30" style:family="paragraph" style:parent-style-name="Standard">
      <style:paragraph-properties fo:line-height="100%" fo:text-align="center" style:justify-single-word="false"/>
      <style:text-properties fo:font-weight="normal" style:font-weight-asian="normal" style:font-weight-complex="normal"/>
    </style:style>
    <style:style style:name="P31" style:family="paragraph" style:parent-style-name="Standard">
      <style:paragraph-properties fo:line-height="100%" fo:text-align="center" style:justify-single-word="false"/>
    </style:style>
    <style:style style:name="P32" style:family="paragraph" style:parent-style-name="Standard">
      <style:paragraph-properties fo:line-height="150%" fo:text-align="center" style:justify-single-word="false"/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style:font-name="Tahoma" fo:font-weight="bold" style:font-weight-asian="bold" style:font-weight-complex="bold"/>
    </style:style>
    <style:style style:name="T2" style:family="text">
      <style:text-properties style:font-name="Tahoma" fo:font-weight="bold" fo:background-color="#ffd320" style:font-weight-asian="bold" style:font-weight-complex="bold"/>
    </style:style>
    <style:style style:name="T3" style:family="text">
      <style:text-properties style:font-name="Tahoma" fo:font-size="12pt" fo:font-weight="bold" fo:background-color="#ffd320" style:font-size-asian="12pt" style:font-weight-asian="bold" style:font-size-complex="12pt" style:font-weight-complex="bold"/>
    </style:style>
    <style:style style:name="T4" style:family="text">
      <style:text-properties style:font-name="Tahoma" fo:font-size="12pt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font-name="Tahoma" fo:font-size="12pt" fo:font-weight="normal" fo:background-color="transparent" style:font-size-asian="12pt" style:font-weight-asian="normal" style:font-size-complex="12pt" style:font-weight-complex="bold"/>
    </style:style>
    <style:style style:name="T6" style:family="text">
      <style:text-properties style:font-name="Tahoma" fo:font-size="12pt" fo:font-weight="normal" fo:background-color="transparent" style:font-size-asian="12pt" style:font-weight-asian="normal" style:font-size-complex="12pt" style:font-weight-complex="normal"/>
    </style:style>
    <style:style style:name="T7" style:family="text">
      <style:text-properties style:font-name="Tahoma" fo:font-size="12pt" fo:font-weight="normal" fo:background-color="transparent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list xml:id="list31368301" text:style-name="L1">
        <text:list-header>
          <text:p text:style-name="P16">Mantener un historial de los registros</text:p>
          <text:p text:style-name="P17"/>
        </text:list-header>
        <text:list-item>
          <text:p text:style-name="P18">Cada ingreso, modificación o eliminación que se realice en la aplicación debe reflejar qué usuario lo registró.</text:p>
        </text:list-item>
        <text:list-item>
          <text:p text:style-name="P18">Mantener un historial de los abonados aunque se borren los operadores. </text:p>
          <text:p text:style-name="P17"/>
          <text:p text:style-name="P16"/>
          <text:p text:style-name="P16">Ingreso operadores</text:p>
        </text:list-item>
      </text:list>
      <text:p text:style-name="P15"/>
      <text:list xml:id="list35507937" text:continue-numbering="true" text:style-name="L1">
        <text:list-item>
          <text:p text:style-name="P18">Permitir el uso de acentos.</text:p>
        </text:list-item>
        <text:list-item>
          <text:p text:style-name="P18">Agregar un campo obligatorio de “código de país” y “código de ciudad”. De lo contrario no permita guardar la información. Si el código de ciudad no aplica, colocar una casilla con esta opción. </text:p>
        </text:list-item>
        <text:list-item>
          <text:p text:style-name="P18">No permitir guardar diales “0” </text:p>
        </text:list-item>
        <text:list-item>
          <text:p text:style-name="P18">Agregar campo de “Alcance” al lado de “Estado”en <text:s/>zona de cobertura, para colocar la información de las zonas donde llega este operador (cuando el operador llega a una región pequeña y no al Estado completo).</text:p>
        </text:list-item>
        <text:list-item>
          <text:p text:style-name="P18">En caso de TVA agregar campo “Franja de transmisión” para colocar en que horarios o que programación es la que retransmiten.</text:p>
        </text:list-item>
        <text:list-item>
          <text:p text:style-name="P18">Modificar en aplicación que IPTV no usa URL, sino dial.</text:p>
        </text:list-item>
        <text:list-item>
          <text:p text:style-name="P18">Portal Web, televisión por internet si se requiere URL</text:p>
        </text:list-item>
      </text:list>
      <text:p text:style-name="P9"/>
      <text:p text:style-name="P10"><text:tab/></text:p>
      <text:p text:style-name="P5"/>
      <text:p text:style-name="P5"/>
      <text:p text:style-name="P5"/>
      <text:p text:style-name="P5"/>
      <text:p text:style-name="P5"><text:soft-page-break/>Información General</text:p>
      <text:p text:style-name="P5"/>
      <text:list xml:id="list31361866" text:style-name="L2">
        <text:list-item>
          <text:p text:style-name="P21">Agregar un buscador por palabra clave en la primera pantalla.</text:p>
        </text:list-item>
        <text:list-item>
          <text:p text:style-name="P27"><text:span text:style-name="T5">Al verificar por país, se tenga un ranking de los 5 operadores más grandes (medidos en abonados/televidentes) por cada renglon: Cable, DTH, IPTV, TVA</text:span></text:p>
        </text:list-item>
        <text:list-item>
          <text:p text:style-name="P27"><text:span text:style-name="T5">Las observaciones que se colocan no se reflejan en “Datos del Operador”</text:span></text:p>
        </text:list-item>
      </text:list>
      <text:p text:style-name="P3"/>
      <text:p text:style-name="P4"><text:span text:style-name="T5"><text:tab/></text:span><text:span text:style-name="T3">Exportar información </text:span></text:p>
      <text:list xml:id="list31368247" text:style-name="L3">
        <text:list-item>
          <text:p text:style-name="P22">Exportar a un excel/compatibilidad con OpenOffice la información que se necesite por renglón (entrecruzados)</text:p>
          <text:list>
            <text:list-item>
              <text:p text:style-name="P23">Forma: Cable, DTH, IPTV, TVA, Emisoras de Radio, Portal Web </text:p>
            </text:list-item>
            <text:list-item>
              <text:p text:style-name="P23">Operador </text:p>
            </text:list-item>
            <text:list-item>
              <text:p text:style-name="P23">Representante</text:p>
            </text:list-item>
            <text:list-item>
              <text:p text:style-name="P23">Correos</text:p>
            </text:list-item>
            <text:list-item>
              <text:p text:style-name="P23">Teléfonos</text:p>
            </text:list-item>
            <text:list-item>
              <text:p text:style-name="P23">Dial</text:p>
            </text:list-item>
            <text:list-item>
              <text:p text:style-name="P23">Por país</text:p>
            </text:list-item>
            <text:list-item>
              <text:p text:style-name="P23">Por zona</text:p>
              <text:list>
                <text:list-item>
                  <text:p text:style-name="P23">Norte América (EEUU-Canadá)</text:p>
                </text:list-item>
                <text:list-item>
                  <text:p text:style-name="P23">Latinoamerica</text:p>
                  <text:list>
                    <text:list-item>
                      <text:p text:style-name="P23">Centro América (México y centro américa)</text:p>
                    </text:list-item>
                    <text:list-item>
                      <text:p text:style-name="P23">El caribe </text:p>
                    </text:list-item>
                    <text:list-item>
                      <text:p text:style-name="P23">Suramérica </text:p>
                    </text:list-item>
                  </text:list>
                </text:list-item>
                <text:list-item>
                  <text:p text:style-name="P23">Europa </text:p>
                </text:list-item>
                <text:list-item>
                  <text:p text:style-name="P23">Medio Oriente</text:p>
                </text:list-item>
                <text:list-item>
                  <text:p text:style-name="P23">África</text:p>
                </text:list-item>
              </text:list>
            </text:list-item>
          </text:list>
        </text:list-item>
      </text:list>
      <text:p text:style-name="P13"/>
      <text:list xml:id="list35506621" text:continue-numbering="true" text:style-name="L3">
        <text:list-item>
          <text:p text:style-name="P19">Exportar a un excel/compatibilidad con OpenOffice, abonados captados como resultado de los nuevos ingresos y las modificaciones hechas a los operadores por mes. (A fin de generar el informe mensual)</text:p>
        </text:list-item>
      </text:list>
      <text:p text:style-name="P11"/>
      <text:p text:style-name="P8"><text:tab/></text:p>
      <text:p text:style-name="P6"><text:soft-page-break/></text:p>
      <text:p text:style-name="P5">Totalización de Abonados/televidentes </text:p>
      <text:p text:style-name="P5"/>
      <text:list xml:id="list31371169" text:style-name="L4">
        <text:list-item>
          <text:p text:style-name="P28"><text:span text:style-name="T6">Totalización de Abonados/televidentes por renglones </text:span><text:span text:style-name="T5">(entrecruzados)</text:span></text:p>
          <text:list>
            <text:list-item>
              <text:p text:style-name="P24">Forma: Cable, DTH, IPTV, TVA, Emisoras de Radio, Portal Web </text:p>
            </text:list-item>
            <text:list-item>
              <text:p text:style-name="P24">Lapso: mes, trimestres, año,</text:p>
            </text:list-item>
            <text:list-item>
              <text:p text:style-name="P24">Por país</text:p>
            </text:list-item>
            <text:list-item>
              <text:p text:style-name="P24">Por zona</text:p>
              <text:list>
                <text:list-item>
                  <text:p text:style-name="P24">Norte América (EEUU-Canadá)</text:p>
                </text:list-item>
                <text:list-item>
                  <text:p text:style-name="P24">Latinoamerica</text:p>
                  <text:list>
                    <text:list-item>
                      <text:p text:style-name="P24">Centro América (México y centro américa)</text:p>
                    </text:list-item>
                    <text:list-item>
                      <text:p text:style-name="P24">El caribe </text:p>
                    </text:list-item>
                    <text:list-item>
                      <text:p text:style-name="P24">Suramérica </text:p>
                    </text:list-item>
                  </text:list>
                </text:list-item>
                <text:list-item>
                  <text:p text:style-name="P24">Europa </text:p>
                </text:list-item>
                <text:list-item>
                  <text:p text:style-name="P24">Medio Oriente</text:p>
                </text:list-item>
                <text:list-item>
                  <text:p text:style-name="P24">África</text:p>
                </text:list-item>
              </text:list>
            </text:list-item>
          </text:list>
        </text:list-item>
      </text:list>
      <text:p text:style-name="P13"/>
      <text:p text:style-name="P13"/>
      <text:p text:style-name="P32"><text:span text:style-name="T1"><text:tab/></text:span><text:span text:style-name="T2">Gráficas</text:span></text:p>
      <text:list xml:id="list31362758" text:style-name="L5">
        <text:list-item>
          <text:p text:style-name="P29"><text:span text:style-name="T7">Generar graficas de evolución de la distribución de teleSUR por</text:span><text:span text:style-name="T6"> renglones </text:span><text:span text:style-name="T5">(entrecruzados)</text:span></text:p>
          <text:list>
            <text:list-item>
              <text:p text:style-name="P25">Forma: Cable, DTH, IPTV, TVA, Emisoras de Radio, Portal Web </text:p>
            </text:list-item>
            <text:list-item>
              <text:p text:style-name="P25">Lapso: mes, trimestres, años,</text:p>
            </text:list-item>
            <text:list-item>
              <text:p text:style-name="P25">Por país</text:p>
            </text:list-item>
            <text:list-item>
              <text:p text:style-name="P25">Por Zona</text:p>
              <text:list>
                <text:list-item>
                  <text:p text:style-name="P25">Norte América (EEUU-Canadá)</text:p>
                </text:list-item>
                <text:list-item>
                  <text:p text:style-name="P25">Latinoamerica</text:p>
                  <text:list>
                    <text:list-item>
                      <text:p text:style-name="P25">Centro América (México y centro américa)</text:p>
                    </text:list-item>
                    <text:list-item>
                      <text:p text:style-name="P25">El caribe </text:p>
                    </text:list-item>
                    <text:list-item>
                      <text:p text:style-name="P25">Suramérica </text:p>
                    </text:list-item>
                  </text:list>
                </text:list-item>
                <text:list-item>
                  <text:p text:style-name="P25">Europa </text:p>
                </text:list-item>
                <text:list-item>
                  <text:p text:style-name="P25">Medio Oriente</text:p>
                </text:list-item>
                <text:list-item>
                  <text:p text:style-name="P25">África</text:p>
                </text:list-item>
              </text:list>
            </text:list-item>
          </text:list>
        </text:list-item>
      </text:list>
      <text:p text:style-name="P13"/>
      <text:p text:style-name="P13"/>
      <text:p text:style-name="P13"><text:soft-page-break/></text:p>
      <text:p text:style-name="P31"><text:span text:style-name="T5"><text:tab/></text:span><text:span text:style-name="T3">Informes de Feria</text:span></text:p>
      <text:p text:style-name="P7"/>
      <text:list xml:id="list31367534" text:style-name="L6">
        <text:list-item>
          <text:p text:style-name="P20">Permita guardar los informes de feria por año. </text:p>
        </text:list-item>
      </text:list>
      <text:p text:style-name="P12"/>
      <text:p text:style-name="P30"><text:span text:style-name="T4"><text:tab/></text:span><text:span text:style-name="T3">Acceso <text:s/>a la aplicación </text:span></text:p>
      <text:p text:style-name="P14"/>
      <text:list xml:id="list31358127" text:style-name="L7">
        <text:list-item>
          <text:p text:style-name="P26">Permitir acceso discrecional <text:s/>a la aplicación desde afuera de las instalaciones de teleSUR. </text:p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000080" style:font-name="Tahoma" fo:font-size="14pt" fo:font-weight="bold" fo:background-color="transparent" style:font-size-asian="14pt" style:font-weight-asian="bold" style:font-size-complex="14pt" style:font-weight-complex="bold"/>
    </style:style>
    <style:style style:name="MP2" style:family="paragraph" style:parent-style-name="Standard">
      <style:paragraph-properties fo:text-align="center" style:justify-single-word="false"/>
      <style:text-properties fo:color="#000080" style:font-name="Tahoma" fo:font-size="14pt" fo:font-weight="bold" fo:background-color="transparent" style:font-size-asian="14pt" style:font-weight-asian="bold" style:font-size-complex="14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0.004cm" svg:y="-1.023cm" svg:width="3.417cm" svg:height="3.505cm" draw:z-index="3"><draw:image xlink:href="Pictures/10000000000000AE000000BE3CE1CD5C.png" xlink:type="simple" xlink:show="embed" xlink:actuate="onLoad"/></draw:frame></text:p>
        <text:p text:style-name="MP1"/>
        <text:p text:style-name="MP1">Propuestas para mejorar la aplicación de distribución</text:p>
        <text:p text:style-name="MP2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eraldin Molina</meta:initial-creator>
    <meta:creation-date>2013-04-23T10:39:26.23</meta:creation-date>
    <dc:date>2013-04-24T15:37:07.67</dc:date>
    <dc:creator>Yeraldin Molina</dc:creator>
    <meta:editing-duration>PT07H52M52S</meta:editing-duration>
    <meta:editing-cycles>15</meta:editing-cycles>
    <meta:generator>OpenOffice.org/3.2$Win32 OpenOffice.org_project/320m18$Build-9502</meta:generator>
    <meta:printed-by>Yeraldin Molina</meta:printed-by>
    <meta:print-date>2013-04-24T14:45:47.09</meta:print-date>
    <meta:document-statistic meta:table-count="0" meta:image-count="1" meta:object-count="0" meta:page-count="4" meta:paragraph-count="69" meta:word-count="478" meta:character-count="2766"/>
  </office:meta>
</office:document-meta>
</file>